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4.727cm"/>
    </style:style>
    <style:style style:name="co6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9.629cm"/>
    </style:style>
    <style:style style:name="co4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2" style:family="table-cell" style:parent-style-name="Default">
      <style:table-cell-properties fo:background-color="#000000" fo:border="0.06pt solid #000000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99" fo:border="0.06pt solid #000000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ffff99" fo:border="0.06pt solid #000000"/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Hoja1" table:style-name="ta1">
        <table:table-column table:style-name="co3" table:default-cell-style-name="ce3"/>
        <table:table-column table:style-name="co4" table:default-cell-style-name="ce6"/>
        <table:table-column table:style-name="co7" table:default-cell-style-name="ce6"/>
        <table:table-row table:style-name="ro3">
          <table:table-cell table:style-name="ce2" office:value-type="string" calcext:value-type="string">
            <text:p>Actividades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Estatus</text:p>
          </table:table-cell>
        </table:table-row>
        <table:table-row table:style-name="ro2">
          <table:table-cell office:value-type="string" calcext:value-type="string">
            <text:p>Definición de la problemática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jetivo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inición de los usuarios.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iseño de la Base de Datos.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Implementación de la Base de Datos MySQ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eño de las consultas a la Base de Dato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ación de una API para la Base de Dato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eño de la Vistas para el Administrador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eño de las Vistas para el Usuario Fina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ación de la pagina del Login del Administrador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idación del formulario de Login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reación de la pagina de Maestros.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ta de maestro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idación del formulario de Alta de maestro.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Eliminación de maestro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ación de la pagina de Curso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ta Curso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idación del formulario de Alta de Curso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iminación de los Curso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ación de la pagina de Administrador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ta de Administrador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idación del formulario de Alta de Administrador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iminación de Administrador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ación de la pagina de Inici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ación de la pagina de Curs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ación de la pagina Maestr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ación de la pagina de Trami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idación de los formularios de trami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eración de los pdf de los tramites</text:p>
          </table:table-cell>
          <table:table-cell table:number-columns-repeated="2"/>
        </table:table-row>
      </table:table>
      <table:table table:name="Hoja2" table:style-name="ta1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Actividad</text:p>
          </table:table-cell>
          <table:table-cell office:value-type="string" calcext:value-type="string">
            <text:p>Subactividades</text:p>
          </table:table-cell>
        </table:table-row>
        <table:table-row table:style-name="ro2">
          <table:table-cell office:value-type="string" calcext:value-type="string">
            <text:p>Diseño de la Base de Datos.</text:p>
          </table:table-cell>
          <table:table-cell table:style-name="ce5" office:value-type="string" calcext:value-type="string">
            <text:p>Diseño de las tablas</text:p>
          </table:table-cell>
        </table:table-row>
      </table:table>
      <table:named-expressions/>
      <table:database-ranges>
        <table:database-range table:name="__Anonymous_Sheet_DB__1" table:target-range-address="Hoja2.A1:Hoja2.B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09:05:48.5390340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09:27:06.151890370</meta:creation-date>
    <dc:date>2016-04-06T09:09:35.593775630</dc:date>
    <meta:editing-duration>PT4M36S</meta:editing-duration>
    <meta:editing-cycles>4</meta:editing-cycles>
    <meta:generator>LibreOffice/4.2.8.2$Linux_X86_64 LibreOffice_project/420m0$Build-2</meta:generator>
    <meta:document-statistic meta:table-count="2" meta:cell-count="38" meta:object-count="0"/>
  </office:meta>
</office:document-meta>
</file>